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1-17_19-35-31_000.jpg</text:p>
          </table:table-cell>
          <table:table-cell table:style-name="ce19" office:value-type="string">
            <text:p>-*</text:p>
          </table:table-cell>
          <table:table-cell table:style-name="ce19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-*">
            <text:p>-*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1-17_20-46-06_000.jpg</text:p>
          </table:table-cell>
          <table:table-cell table:style-name="ce19" office:value-type="string">
            <text:p><text:s/>:m 食べた物 </text:p>
          </table:table-cell>
          <table:table-cell table:style-name="ce20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1-18_01-58-18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1-18_12-31-21_000.jpg</text:p>
          </table:table-cell>
          <table:table-cell table:style-name="ce12" office:value-type="string">
            <text:p>:m 記録 / お酒：飲んだ量</text:p>
          </table:table-cell>
          <table:table-cell table:style-name="ce19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1-18_12-31-27_000.jpg</text:p>
          </table:table-cell>
          <table:table-cell table:style-name="ce19" office:value-type="string">
            <text:p>:m :PHOTO 起きた時刻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1-18_20-13-41_000.jpg</text:p>
          </table:table-cell>
          <table:table-cell table:style-name="ce19" office:value-type="string">
            <text:p>:m RES 1*2 / free# JVEMV6 68#_158:1 / 68. theoretical-physics(tp) / w=~;,topics=微分方程式；(eman),other=calc+,s=~,i=~,doc=r-9-1~10.10;r-9-1~10.13</text:p>
          </table:table-cell>
          <table:table-cell table:style-name="ce21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RES 1*2 / free# JVEMV6 68#_158:1 / 68. theoretical-physics(tp) / w=~;,topics=微分方程式；(eman),other=calc+,s=~,i=~,doc=r-9-1~10.10;r-9-1~10.13">
            <text:p>:m RES 1*2 / free# JVEMV6 68#_158:1 / 68. theoretical-physics(tp) / w=~;,topics=微分方程式；(eman),other=calc+,s=~,i=~,doc=r-9-1~10.10;r-9-1~10.13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1-18_20-14-00_000.jpg</text:p>
          </table:table-cell>
          <table:table-cell table:style-name="ce19" office:value-type="string">
            <text:p>:m RES 2*2 / free# JVEMV6 68#_158:1 / 68. theoretical-physics(tp) / w=~;,topics=微分方程式；(eman),other=calc+,s=~,i=~,doc=r-9-1~10.13</text:p>
          </table:table-cell>
          <table:table-cell table:style-name="ce19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RES 2*2 / free# JVEMV6 68#_158:1 / 68. theoretical-physics(tp) / w=~;,topics=微分方程式；(eman),other=calc+,s=~,i=~,doc=r-9-1~10.13">
            <text:p>:m RES 2*2 / free# JVEMV6 68#_158:1 / 68. theoretical-physics(tp) / w=~;,topics=微分方程式；(eman),other=calc+,s=~,i=~,doc=r-9-1~10.13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1-18_20-14-26_000.jpg</text:p>
          </table:table-cell>
          <table:table-cell table:style-name="ce19" office:value-type="string">
            <text:p>:m RES 1*1 / free# JVEMV6 68#_159:1 / 68. theoretical-physics(tp) / w=~;,topics=微分方程式；(eman),other=calc+,s=~,i=~,doc=r-9-1~10.13</text:p>
          </table:table-cell>
          <table:table-cell table:style-name="ce21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RES 1*1 / free# JVEMV6 68#_159:1 / 68. theoretical-physics(tp) / w=~;,topics=微分方程式；(eman),other=calc+,s=~,i=~,doc=r-9-1~10.13">
            <text:p>:m RES 1*1 / free# JVEMV6 68#_159:1 / 68. theoretical-physics(tp) / w=~;,topics=微分方程式；(eman),other=calc+,s=~,i=~,doc=r-9-1~10.13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 office:value-type="string">
            <text:p>2022-01-18_20-51-12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1-17_18-12-45_000.mp4</text:p>
          </table:table-cell>
          <table:table-cell table:style-name="ce19" office:value-type="string">
            <text:p>:VIDEO / @自室 / 記録 / jap.flute / 演奏、play / R=1 / todays-melody,genr=~,for=~,Re+,other=~;sounds:~,file-id=~</text:p>
          </table:table-cell>
          <table:table-cell table:style-name="ce19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:VIDEO / @自室 / 記録 / jap.flute / 演奏、play / R=1 / todays-melody,genr=~,for=~,Re+,other=~;sounds:~,file-id=~">
            <text:p>:VIDEO / @自室 / 記録 / jap.flute / 演奏、play / R=1 / todays-melody,genr=~,for=~,Re+,other=~;sounds:~,file-id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2-01-17_18-29-42_000.mp4</text:p>
          </table:table-cell>
          <table:table-cell table:style-name="ce19" office:value-type="string">
            <text:p>:VIDEO / @自室 / 記録 / jap.flute / 演奏、play / R=2 / todays-melody,genr=~,for=~,Re+,other=~;sounds:~,file-id=~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VIDEO / @自室 / 記録 / jap.flute / 演奏、play / R=2 / todays-melody,genr=~,for=~,Re+,other=~;sounds:~,file-id=~">
            <text:p>:VIDEO / @自室 / 記録 / jap.flute / 演奏、play / R=2 / todays-melody,genr=~,for=~,Re+,other=~;sounds:~,file-id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2-01-17_18-32-50_000.mp4</text:p>
          </table:table-cell>
          <table:table-cell table:style-name="ce19" office:value-type="string">
            <text:p>:VIDEO / @自室 / 記録 / jap.flute / 演奏、play / R=3 / todays-melody,genr=~,for=音出し：口の様子：記録,Re+,other=~;sounds:~,file-id=~</text:p>
          </table:table-cell>
          <table:table-cell table:style-name="ce21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VIDEO / @自室 / 記録 / jap.flute / 演奏、play / R=3 / todays-melody,genr=~,for=音出し：口の様子：記録,Re+,other=~;sounds:~,file-id=~">
            <text:p>:VIDEO / @自室 / 記録 / jap.flute / 演奏、play / R=3 / todays-melody,genr=~,for=音出し：口の様子：記録,Re+,other=~;sounds:~,file-id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 office:value-type="string">
            <text:p>2022-01-17_18-47-41_000.mp4</text:p>
          </table:table-cell>
          <table:table-cell table:style-name="ce19" office:value-type="string">
            <text:p>:VIDEO / @自室 / 記録 / jap.flute / 演奏、play / R=4 / todays-melody,genr=お囃子,for=~,Re+,other=~;sounds:~,file-id=~</text:p>
          </table:table-cell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VIDEO / @自室 / 記録 / jap.flute / 演奏、play / R=4 / todays-melody,genr=お囃子,for=~,Re+,other=~;sounds:~,file-id=~">
            <text:p>:VIDEO / @自室 / 記録 / jap.flute / 演奏、play / R=4 / todays-melody,genr=お囃子,for=~,Re+,other=~;sounds:~,file-id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string">
            <text:p>2022-01-17_18-51-08_000.mp4</text:p>
          </table:table-cell>
          <table:table-cell table:style-name="ce19" office:value-type="string">
            <text:p>:VIDEO / @自室 / 記録 / jap.flute / 演奏、play / R=5 / todays-melody,genr=お囃子,for=~,Re+,other=~;sounds:~,file-id=~</text:p>
          </table:table-cell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string" office:string-value=":VIDEO / @自室 / 記録 / jap.flute / 演奏、play / R=5 / todays-melody,genr=お囃子,for=~,Re+,other=~;sounds:~,file-id=~">
            <text:p>:VIDEO / @自室 / 記録 / jap.flute / 演奏、play / R=5 / todays-melody,genr=お囃子,for=~,Re+,other=~;sounds:~,file-id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5" office:value-type="string">
            <text:p>2022-01-18_19-10-09_000.mp4</text:p>
          </table:table-cell>
          <table:table-cell table:style-name="ce19" office:value-type="string">
            <text:p>:VIDEO / @自室 / 記録 / jap.flute / 演奏、play / R=1 / todays-melody,genr=~,for=~,Re+,other=~;sounds:~,file-id=~</text:p>
          </table:table-cell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string" office:string-value=":VIDEO / @自室 / 記録 / jap.flute / 演奏、play / R=1 / todays-melody,genr=~,for=~,Re+,other=~;sounds:~,file-id=~">
            <text:p>:VIDEO / @自室 / 記録 / jap.flute / 演奏、play / R=1 / todays-melody,genr=~,for=~,Re+,other=~;sounds:~,file-id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 office:value-type="string">
            <text:p>2022-01-18_19-14-43_000.mp4</text:p>
          </table:table-cell>
          <table:table-cell table:style-name="ce20" office:value-type="string">
            <text:p>:VIDEO / @自室 / 記録 / jap.flute-bamboo / 演奏、play / R=1 / genr=todays-melody,Re+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string" office:string-value=":VIDEO / @自室 / 記録 / jap.flute-bamboo / 演奏、play / R=1 / genr=todays-melody,Re+,other=~">
            <text:p>:VIDEO / @自室 / 記録 / jap.flute-bamboo / 演奏、play / R=1 / genr=todays-melody,Re+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5" office:value-type="string">
            <text:p>2022-01-18_19-18-50_000.mp4</text:p>
          </table:table-cell>
          <table:table-cell table:style-name="ce20" office:value-type="string">
            <text:p>:VIDEO / @自室 / 記録 / jap.flute-bamboo / 演奏、play / R=2 / genr=todays-melody,Re+,other=~</text:p>
          </table:table-cell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string" office:string-value=":VIDEO / @自室 / 記録 / jap.flute-bamboo / 演奏、play / R=2 / genr=todays-melody,Re+,other=~">
            <text:p>:VIDEO / @自室 / 記録 / jap.flute-bamboo / 演奏、play / R=2 / genr=todays-melody,Re+,other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0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2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/>
          <table:table-cell table:style-name="ce5"/>
          <table:table-cell table:style-name="ce40" table:formula="of:=IF([.E30]=&quot;&quot;;[.C30];CONCATENATE([.C30];&quot; / &quot;;[.E3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 table:formula="of:=[.F31]" office:value-type="string" office:string-value="N-35-35-34.780883 E-139-40-53.356933">
            <text:p>N-35-35-34.780883 E-139-40-53.356933</text:p>
          </table:table-cell>
          <table:table-cell table:style-name="ce5" office:value-type="string">
            <text:p>N-35-35-34.780883 E-139-40-53.356933</text:p>
          </table:table-cell>
          <table:table-cell table:style-name="ce40" table:formula="of:=IF([.E31]=&quot;&quot;;[.C31];CONCATENATE([.C31];&quot; / &quot;;[.E31]))" office:value-type="string" office:string-value=" / N-35-35-34.780883 E-139-40-53.356933">
            <text:p><text:s/>/ N-35-35-34.780883 E-139-40-53.3569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5"/>
          <table:table-cell table:style-name="ce5" table:formula="of:=[.F32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2]=&quot;&quot;;[.C32];CONCATENATE([.C32];&quot; / &quot;;[.E32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 table:formula="of:=[.F33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3]=&quot;&quot;;[.C33];CONCATENATE([.C33];&quot; / &quot;;[.E33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 table:formula="of:=[.F34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4]=&quot;&quot;;[.C34];CONCATENATE([.C34];&quot; / &quot;;[.E34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 table:formula="of:=[.F35]" office:value-type="string" office:string-value="N-35-35-34.973144 E-139-40-53.302001">
            <text:p>N-35-35-34.973144 E-139-40-53.302001</text:p>
          </table:table-cell>
          <table:table-cell table:style-name="ce5" office:value-type="string">
            <text:p>N-35-35-34.973144 E-139-40-53.302001</text:p>
          </table:table-cell>
          <table:table-cell table:style-name="ce40" table:formula="of:=IF([.E35]=&quot;&quot;;[.C35];CONCATENATE([.C35];&quot; / &quot;;[.E35]))" office:value-type="string" office:string-value=" / N-35-35-34.973144 E-139-40-53.302001">
            <text:p><text:s/>/ N-35-35-34.973144 E-139-40-53.30200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formula="of:=[.F36]" office:value-type="float" office:value="0">
            <text:p>0</text:p>
          </table:table-cell>
          <table:table-cell table:style-name="ce5"/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formula="of:=[.F37]" office:value-type="float" office:value="0">
            <text:p>0</text:p>
          </table:table-cell>
          <table:table-cell table:style-name="ce5"/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 table:formula="of:=[.F38]" office:value-type="float" office:value="0">
            <text:p>0</text:p>
          </table:table-cell>
          <table:table-cell table:style-name="ce5"/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9">2022/01/19</text:date>, <text:time>00:41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1-19T00:41:47.43</dc:date>
    <dc:creator>iwabuchi ken</dc:creator>
    <meta:editing-duration>P42DT3H42M51S</meta:editing-duration>
    <meta:editing-cycles>14272</meta:editing-cycles>
    <meta:document-statistic meta:table-count="1" meta:cell-count="458" meta:object-count="0"/>
    <meta:user-defined meta:name="qrichtext">1</meta:user-defined>
  </office:meta>
</office:document-meta>
</file>